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ardzo wysokie przywiązanie do wartości bezpieczeństwa socjalnego</text:span></text:p>
      <text:p text:style-name="Standard">Osoba ta postrzega bezpieczeństwo socjalne jako podstawową oś swojego życia i funkcjonowania. Potrzeba stabilności, przewidywalności i ochrony społecznej ma dla niej nadrzędne znaczenie – nie tylko jako środek do przetrwania, lecz jako warunek dobrostanu, rozwoju i wolności. Zdecydowanie preferuje środowiska społeczne i instytucjonalne, które gwarantują spójność, zorganizowanie i pewność jutra. Każda forma niestabilności – politycznej, ekonomicznej czy społecznej – budzi w niej silny niepokój i potrzebę natychmiastowej reakcji. Aktywnie wspiera systemy i inicjatywy ukierunkowane na zapewnienie szerokiego dostępu do edukacji, opieki zdrowotnej, świadczeń społecznych oraz ochrony praw jednostki. Uważa, że dobrobyt jednostki zależy od zdrowych i stabilnych struktur społecznych, i często angażuje się w działania, które mają na celu ich umacnianie. Stabilność nie oznacza dla niej stagnacji, lecz warunek konieczny do sensownego, autonomicznego życia.</text:p>
      <text:p text:style-name="Standard"><text:span text:style-name="T1">Wysokie przywiązanie do wartości bezpieczeństwa socjalnego</text:span></text:p>
      <text:p text:style-name="Standard">Dla tej osoby bezpieczeństwo socjalne to ważna wartość, która znacząco wpływa na jej codzienne decyzje i długoterminowe cele. Ceni sobie życie w uporządkowanym, wspierającym społeczeństwie, w którym podstawowe potrzeby obywateli są zaspokajane systemowo i w przewidywalny sposób. Choć potrafi funkcjonować w sytuacjach przejściowego chaosu, naturalnie dąży do stabilności i unika ryzyka, które mogłoby zakłócić jej poczucie spokoju i bezpieczeństwa. Silnie wierzy w znaczenie instytucji społecznych i politycznych, które pełnią rolę gwaranta ładu społecznego. W relacjach interpersonalnych jest zwolenniczką umów, norm i struktur, które zapewniają wzajemne zaufanie i przewidywalność. Jej motywacja do rozwoju osobistego i zawodowego wzrasta w otoczeniu, które oferuje poczucie wsparcia i ochrony.</text:p>
      <text:p text:style-name="Standard"><text:span text:style-name="T1">Umiarkowane przywiązanie do wartości bezpieczeństwa socjalnego</text:span></text:p>
      <text:p text:style-name="Standard">Osoba ta dostrzega wartość bezpieczeństwa socjalnego, lecz nie postrzega go jako fundamentalnego warunku dobrego życia. Pragnie stabilizacji i przewidywalności, ale jest również gotowa funkcjonować w bardziej elastycznych, zmiennych warunkach, o ile nie są one skrajnie destabilizujące. Choć ceni systemowe rozwiązania wspierające dobrostan społeczny, nie oczekuje od nich wszystkiego – wykazuje umiarkowaną ufność wobec instytucji i raczej stara się zapewnić sobie bezpieczeństwo własnymi środkami. Od czasu do czasu może angażować się w działania społeczne na rzecz ochrony wspólnoty, jednak równie często kieruje się własnym interesem lub pragmatyzmem. Bezpieczeństwo traktuje jako korzystne, ale nie absolutnie konieczne.</text:p>
      <text:p text:style-name="Standard"><draw:rect text:anchor-type="as-char" style:rel-width="100%" draw:z-index="0" draw:style-name="gr1" draw:text-style-name="P1" svg:width="16.003cm" svg:height="0.054cm"><text:p/></draw:rect></text:p>
      <text:p text:style-name="Standard"><text:span text:style-name="T1">Łagodne odrzucenie wartości bezpieczeństwa socjalnego</text:span></text:p>
      <text:p text:style-name="Standard">Dla tej osoby bezpieczeństwo socjalne traci znaczenie jako wartość, a staje się bardziej tłem niż celem samym w sobie. W jej postawie dominuje przekonanie, że zbyt silne przywiązanie do stabilności może hamować rozwój i samodzielność. Instytucje wspierające jednostkę postrzega jako potencjalnie ograniczające, zbyt ingerujące w wolność osobistą. Choć nie odrzuca całkowicie potrzeby porządku społecznego, to z większą aprobatą patrzy na indywidualizm, elastyczność i umiejętność radzenia sobie w nieprzewidywalnych warunkach. Zaufanie do <text:soft-page-break/>systemów społecznych i politycznych bywa u niej ograniczone – uznaje ich przydatność tylko wtedy, gdy nie ograniczają swobody działania.</text:p>
      <text:p text:style-name="Standard"><text:span text:style-name="T1">Znaczące odrzucenie wartości bezpieczeństwa socjalnego</text:span></text:p>
      <text:p text:style-name="Standard">Osoba ta odczuwa wyraźny sprzeciw wobec idei bezpieczeństwa jako wartości społecznej. Postrzega je jako instrument kontroli, który tłumi inicjatywę, kreatywność i indywidualną wolność. Uważa, że jednostka powinna radzić sobie sama, a oczekiwanie stabilności od zewnętrznych struktur prowadzi do bierności i konformizmu. Jest krytyczna wobec programów socjalnych, interwencji państwa czy regulacji prawnych, które mają na celu ochronę obywateli, traktując je jako zagrożenie dla naturalnej selekcji i samostanowienia. W życiu codziennym promuje idee ryzyka, niezależności i samodzielności, sprzeciwiając się nadmiernemu „zabezpieczaniu” społeczeństwa.</text:p>
      <text:p text:style-name="Standard"><text:span text:style-name="T1">Skrajne odrzucenie wartości bezpieczeństwa socjalnego</text:span></text:p>
      <text:p text:style-name="Standard">U tej osoby bezpieczeństwo socjalne staje się antywartością – aktywnie sprzeciwia się wszelkim przejawom systemowego wspierania jednostek. Postrzega ideę bezpieczeństwa jako przejaw słabości społecznej i źródło uzależnienia obywateli od struktur zewnętrznych. W jej przekonaniu wszelkie działania na rzecz wspólnego dobra, stabilności czy ochrony społecznej stanowią zagrożenie dla wolności, przedsiębiorczości i naturalnego porządku rzeczy. Może celowo destabilizować przestrzenie społeczne, które promują wspólnotowe bezpieczeństwo, uznając je za szkodliwe dla autentycznego rozwoju jednostki. W swojej narracji akcentuje potrzebę walki z „narracją bezpieczeństwa” jako formą zniewolenia, dążąc do pełnej autonomii – nawet kosztem chaosu czy nierówności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Nagłówek_20_3_20_Znak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Nagłówek_20_8_20_Znak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Nagłówek_20_9_20_Znak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ytuł_20_Znak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ytat_20_Znak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ytat_20_intensywny_20_Znak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Nagłówek_20_6_20_Znak" style:display-name="Nagłówek 6 Znak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Nagłówek_20_8_20_Znak" style:display-name="Nagłówek 8 Znak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ytuł_20_Znak" style:display-name="Tytuł Znak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zej Waleszczyński</meta:initial-creator>
    <dc:creator>Andrzej Waleszczyński</dc:creator>
    <meta:editing-cycles>3</meta:editing-cycles>
    <meta:creation-date>2025-04-06T23:44:00</meta:creation-date>
    <dc:date>2025-04-07T14:55:00</dc:date>
    <meta:editing-duration>PT1M</meta:editing-duration>
    <meta:generator>LibreOffice/7.3.7.2$Linux_X86_64 LibreOffice_project/30$Build-2</meta:generator>
    <meta:document-statistic meta:table-count="0" meta:image-count="0" meta:object-count="0" meta:page-count="2" meta:paragraph-count="13" meta:word-count="611" meta:character-count="4906" meta:non-whitespace-character-count="4300"/>
    <meta:user-defined meta:name="AppVersion">16.0000</meta:user-defined>
    <meta:template xlink:type="simple" xlink:actuate="onRequest" xlink:title="Normal.dotm" xlink:href=""/>
  </office:meta>
</office:document-meta>
</file>